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3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ORRECTION (1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CONTROL (13:2-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EQUENCES (13:5-25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3</dc:title>
    <meta:initial-creator>David STRICKLAND</meta:initial-creator>
    <dc:creator>David STRICKLAND</dc:creator>
    <meta:creation-date>2020-02-23T23:17:39Z</meta:creation-date>
    <dc:date>2020-02-23T23:17:39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